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TUESTA HIDALGO, EDWER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TUESTA HIDALGO, EDWER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MUSCOVY:</text:p>
          </table:table-cell>
          <table:covered-table-cell/>
          <table:table-cell table:style-name="Tabla1.C5" table:number-columns-spanned="2" office:value-type="string">
            <text:p text:style-name="P19">24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0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814573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9T21:52:29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